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12-8, 6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6-16, 1-7)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.38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6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.205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45</text:p>
          </table:table-cell>
          <table:table-cell office:value-type="string">
            <text:p>.0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41</text:p>
          </table:table-cell>
          <table:table-cell office:value-type="string">
            <text:p>.122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29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.289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lly Braghini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4</text:p>
          </table:table-cell>
          <table:table-cell office:value-type="string">
            <text:p>.0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3</text:p>
          </table:table-cell>
          <table:table-cell office:value-type="string">
            <text:p>14</text:p>
          </table:table-cell>
          <table:table-cell office:value-type="string">
            <text:p>121</text:p>
          </table:table-cell>
          <table:table-cell office:value-type="string">
            <text:p>.240</text:p>
          </table:table-cell>
          <table:table-cell office:value-type="string">
            <text:p>38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7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7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-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0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05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2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120</text:p>
          </table:table-cell>
          <table:table-cell office:value-type="string">
            <text:p>.067</text:p>
          </table:table-cell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56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